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40788" officeooo:paragraph-rsid="00040788"/>
    </style:style>
    <style:style style:name="P2" style:family="paragraph" style:parent-style-name="Standard">
      <style:paragraph-properties fo:text-align="center" style:justify-single-word="false"/>
      <style:text-properties fo:font-size="16pt" fo:font-weight="bold" officeooo:rsid="00040788" officeooo:paragraph-rsid="0004078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1pt" fo:font-style="normal" fo:font-weight="normal" officeooo:rsid="00040788" officeooo:paragraph-rsid="00040788"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officeooo:rsid="00040788" officeooo:paragraph-rsid="0005a17d"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05a17d" officeooo:paragraph-rsid="0005a17d" style:font-size-asian="11pt" style:font-style-asian="normal" style:font-weight-asian="normal" style:font-size-complex="11pt" style:font-style-complex="normal" style:font-weight-complex="normal"/>
    </style:style>
    <style:style style:name="T1" style:family="text">
      <style:text-properties style:font-name="Calibri" fo:language="fr" fo:country="FR"/>
    </style:style>
    <style:style style:name="T2" style:family="text">
      <style:text-properties style:font-name="Calibri" fo:language="fr" fo:country="FR" officeooo:rsid="000405e8"/>
    </style:style>
    <style:style style:name="T3" style:family="text">
      <style:text-properties style:font-name="Calibri" fo:language="fr" fo:country="FR" officeooo:rsid="0005a1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sitionnement </text:p>
      <text:p text:style-name="P1"/>
      <text:p text:style-name="P1"/>
      <text:p text:style-name="P3"><text:span text:style-name="T1">Il y a pour moi deux type de </text:span><text:span text:style-name="T2">positionnement</text:span><text:span text:style-name="T1"> avec Mei, une </text:span><text:span text:style-name="T2">agressive</text:span><text:span text:style-name="T1"> et une autre plus orienté </text:span><text:span text:style-name="T2">défense. </text:span></text:p>
      <text:p text:style-name="P3"><text:span text:style-name="T2"/></text:p>
      <text:p text:style-name="P3"><text:span text:style-name="T2">J</text:span><text:span text:style-name="T1">ouer de manière agressive signifie que vous allez être proche de vos Tanks et que votre but sera de crée des occasions pour votre équipes en créant des murs avec différents objectifs derrière, comme séparer le Reinhardt ennemies de ces coéquipiers, <text:s/>ou bloquer une échappatoire dans une zone restreinte.</text:span></text:p>
      <text:p text:style-name="P3"><text:span text:style-name="T1">De temps en temps vous pouvez même contourner l’ennemie pour crée un désordre avec votre ultime et vos murs, et donc séparer les supports de leurs coéquipiers.</text:span></text:p>
      <text:p text:style-name="P3"><text:span text:style-name="T1"/></text:p>
      <text:p text:style-name="P3"><text:span text:style-name="T1">Jouer de manière défensive signifie que vous êtes proche de vos supports, votre but ici est de les protéger, en utilisant des murs pour les séparer d’un Tank, de les geler, enfin tous ce qui peut les empêcher de tuer vos healers. </text:span></text:p>
      <text:p text:style-name="P3"><text:span text:style-name="T1">Évidement avec un positionnement pareil il ne faut pas se limiter à vos supports, protéger aussi vos Tanks et DPS de la mème manière, car votre objectif est d’apporter un soutient défensif supplémentaire.</text:span></text:p>
      <text:p text:style-name="P3"><text:span text:style-name="T1"/></text:p>
      <text:p text:style-name="P4"><text:span text:style-name="T1">Malheureusement il serai beaucoup trop facile si tous ce limité à ça, il faut en permanence changer de position, alterner </text:span><text:span text:style-name="T3">défense</text:span><text:span text:style-name="T1"> et </text:span><text:span text:style-name="T3">agression et ne surtout pas rester uniquement sur l’un des deux. </text:span></text:p>
      <text:p text:style-name="P4"><text:span text:style-name="T3">Il faut s’adapter aux jeux ennemies, à la carte, aux modes, ou simplement à la situations en général de la partie.</text:span></text:p>
      <text:p text:style-name="P5"><text:span text:style-name="T3">U</text:span><text:span text:style-name="T1">ne bonne Mei c’est quand il faut retourner ces coéquipiers, et quand il faut crée une occasion pour détruire l’ennemie.</text:span></text:p>
      <text:p text:style-name="P3"><text:span text:style-name="T2"/></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9S</meta:editing-duration>
    <meta:editing-cycles>3</meta:editing-cycles>
    <meta:generator>LibreOffice/5.1.5.2$Windows_x86 LibreOffice_project/7a864d8825610a8c07cfc3bc01dd4fce6a9447e5</meta:generator>
    <dc:date>2017-03-13T15:20:56.572000000</dc:date>
    <meta:document-statistic meta:table-count="0" meta:image-count="0" meta:object-count="0" meta:page-count="1" meta:paragraph-count="9" meta:word-count="245" meta:character-count="1447" meta:non-whitespace-character-count="1206"/>
    <meta:user-defined meta:name="Info 1"/>
    <meta:user-defined meta:name="Info 2"/>
    <meta:user-defined meta:name="Info 3"/>
    <meta:user-defined meta:name="Info 4"/>
  </office:meta>
</office:document-meta>
</file>